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aksaman" svg:font-family="Laksaman" style:font-pitch="variable"/>
    <style:font-face style:name="Lohit Assamese" svg:font-family="'Lohit Assames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-notes">
      <style:graphic-properties draw:fill-color="#ffffff" fo:min-height="13.364cm"/>
    </style:style>
    <style:style style:name="pr6" style:family="presentation" style:parent-style-name="Lights1-title">
      <style:graphic-properties fo:min-height="3.507cm"/>
    </style:style>
    <style:style style:name="pr7" style:family="presentation" style:parent-style-name="Lights1-outline1">
      <style:graphic-properties fo:min-height="12.737cm"/>
    </style:style>
    <style:style style:name="pr8" style:family="presentation" style:parent-style-name="Lights1-notes">
      <style:graphic-properties draw:fill-color="#ffffff" draw:auto-grow-height="true" fo:min-height="13.364cm"/>
    </style:style>
    <style:style style:name="pr9" style:family="presentation" style:parent-style-name="Light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style:font-name="Chandas"/>
    </style:style>
    <style:style style:name="P4" style:family="paragraph">
      <style:text-properties style:font-name="Laksaman" fo:font-size="28pt" style:font-size-asian="28pt" style:font-size-complex="28pt"/>
    </style:style>
    <style:style style:name="P5" style:family="paragraph">
      <style:text-properties fo:color="#ffffff" style:font-name="Laksaman"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 style:font-name="Laksama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tab/><text:tab/><text:tab/>Assignment Presentations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By : Mohamed Mossad</text:p>
            <text:p>Mail : <text:a xlink:href="mailto:mohamedmosad209@gmail.com" xlink:type="simple">mohamedmosad209@gmail.com</text:a></text:p>
            <text:p>Mobile : +2011001406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>
          <draw:text-box/>
        </draw:frame>
        <draw:frame presentation:style-name="pr4" draw:text-style-name="P2" draw:layer="layout" svg:width="25.199cm" svg:height="7.492cm" svg:x="1.4cm" svg:y="9.6cm" presentation:class="outline">
          <draw:text-box>
            <text:list text:style-name="L2">
              <text:list-item>
                <text:p text:style-name="P2"><text:span text:style-name="T1">Problem 1 : Sentiment Analys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6" draw:text-style-name="P3" draw:layer="layout" svg:width="25.199cm" svg:height="3.888cm" svg:x="1.4cm" svg:y="0.945cm" presentation:class="title" presentation:user-transformed="true">
          <draw:text-box>
            <text:p text:style-name="P3">Data Preprocessing</text:p>
          </draw:text-box>
        </draw:frame>
        <draw:frame presentation:style-name="pr7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4"><text:span text:style-name="T2">In util-functions folder script clean-text.py drop unwanted columns and clean every element in the text column from special chars , white spaces , account names , etc</text:span></text:p>
              </text:list-item>
              <text:list-item>
                <text:p text:style-name="P4"><text:span text:style-name="T2">Saves new csv dataframe , text is now clea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6" draw:layer="layout" svg:width="25.199cm" svg:height="3.507cm" svg:x="1.4cm" svg:y="1.135cm" presentation:class="title">
          <draw:text-box>
            <text:p>Model building</text:p>
          </draw:text-box>
        </draw:frame>
        <draw:frame presentation:style-name="pr7" draw:text-style-name="P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5"><text:span text:style-name="T3">Cleaned data is used to train the model refer to file “sentiment-classifier.ipynb”</text:span></text:p>
              </text:list-item>
              <text:list-item>
                <text:p text:style-name="P5"><text:span text:style-name="T3">Also we will save the model in the same directory refer to “classifier.pkl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6" draw:layer="layout" svg:width="25.199cm" svg:height="3.507cm" svg:x="1.4cm" svg:y="1.135cm" presentation:class="title">
          <draw:text-box>
            <text:p>Data preprocessing</text:p>
          </draw:text-box>
        </draw:frame>
        <draw:frame presentation:style-name="pr7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3">We need to convert text into tensors to feed them to the model</text:span></text:p>
              </text:list-item>
              <text:list-item>
                <text:p><text:span text:style-name="T3">We use TF-IDF vectorizer and fit transform the data</text:span></text:p>
              </text:list-item>
              <text:list-item>
                <text:p><text:span text:style-name="T3">It also will do feature extraction (max_features) parameter</text:span>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6" draw:layer="layout" svg:width="25.199cm" svg:height="3.507cm" svg:x="1.4cm" svg:y="1.135cm" presentation:class="title">
          <draw:text-box>
            <text:p>Model training</text:p>
          </draw:text-box>
        </draw:frame>
        <draw:frame presentation:style-name="pr7" draw:text-style-name="P5" draw:layer="layout" svg:width="25.199cm" svg:height="12.987cm" svg:x="1.4cm" svg:y="5.613cm" presentation:class="outline">
          <draw:text-box>
            <text:list text:style-name="L2">
              <text:list-item>
                <text:p text:style-name="P5"><text:span text:style-name="T3">We will use random forest classifier to fit the data</text:span></text:p>
              </text:list-item>
              <text:list-item>
                <text:p text:style-name="P5"><text:span text:style-name="T3">We use default parameters as initial ste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6" draw:layer="layout" svg:width="25.199cm" svg:height="3.507cm" svg:x="1.4cm" svg:y="1.135cm" presentation:class="title">
          <draw:text-box>
            <text:p>Model Evaluation</text:p>
          </draw:text-box>
        </draw:frame>
        <draw:frame presentation:style-name="pr7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3">We use classification report , confusion matrix and </text:span><text:span text:style-name="T3">accuracy score to evaluate the model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aksaman" svg:font-family="Laksaman" style:font-pitch="variable"/>
    <style:font-face style:name="Lohit Assamese" svg:font-family="'Lohit Assames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4:03:44.045741835</meta:creation-date>
    <meta:editing-duration>PT20M45S</meta:editing-duration>
    <meta:editing-cycles>6</meta:editing-cycles>
    <meta:generator>LibreOffice/6.2.4.2$Linux_X86_64 LibreOffice_project/20$Build-2</meta:generator>
    <dc:title>Lights</dc:title>
    <dc:date>2019-06-22T21:07:13.659672285</dc:date>
    <meta:document-statistic meta:object-count="72"/>
  </office:meta>
</office:document-meta>
</file>